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Policepardéfaut" style:family="text">
      <style:text-properties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text-properties fo:font-weight="bold" style:font-weight-asian="bold"/>
    </style:style>
    <style:style style:name="P16" style:parent-style-name="Standard" style:family="paragraph">
      <style:paragraph-properties fo:text-align="justify"/>
    </style:style>
    <style:style style:name="TableColumn18" style:family="table-column">
      <style:table-column-properties style:column-width="3.343in"/>
    </style:style>
    <style:style style:name="TableColumn19" style:family="table-column">
      <style:table-column-properties style:column-width="3.343in"/>
    </style:style>
    <style:style style:name="Table17" style:family="table">
      <style:table-properties style:width="6.686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justify"/>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text-align="justify"/>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justify"/>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justify"/>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justify"/>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justify"/>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justify"/>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style:style>
    <style:style style:name="T44" style:parent-style-name="Policepardéfaut" style:family="text">
      <style:text-properties fo:font-weight="bold" style:font-weight-asian="bold" style:font-weight-complex="bold"/>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style:style>
    <style:style style:name="P47" style:parent-style-name="Standard" style:family="paragraph">
      <style:paragraph-properties fo:text-align="justify"/>
    </style:style>
    <style:style style:name="T48" style:parent-style-name="Policepardéfaut" style:family="text">
      <style:text-properties fo:font-weight="bold" style:font-weight-asian="bold" style:font-weight-complex="bold"/>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text-properties fo:font-weight="bold" style:font-weight-asian="bold" style:font-weight-complex="bold"/>
    </style:style>
    <style:style style:name="P51" style:parent-style-name="Standard" style:family="paragraph">
      <style:paragraph-properties fo:text-align="justify"/>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style:style>
    <style:style style:name="P53" style:parent-style-name="Standard" style:family="paragraph">
      <style:paragraph-properties fo:text-align="justify"/>
    </style:style>
    <style:style style:name="T54" style:parent-style-name="Policepardéfaut" style:family="text">
      <style:text-properties fo:font-weight="bold" style:font-weight-asian="bold" style:font-weight-complex="bold"/>
    </style:style>
    <style:style style:name="P55" style:parent-style-name="Standard" style:family="paragraph">
      <style:paragraph-properties fo:text-align="justify"/>
      <style:text-properties fo:font-weight="bold" style:font-weight-asian="bold" style:font-weight-complex="bold"/>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text-properties fo:font-weight="bold" style:font-weight-asian="bold" style:font-weight-complex="bold"/>
    </style:style>
    <style:style style:name="P58" style:parent-style-name="Standard" style:family="paragraph">
      <style:paragraph-properties fo:text-align="justify"/>
      <style:text-properties fo:font-weight="bold" style:font-weight-asian="bold" style:font-weight-complex="bold"/>
    </style:style>
    <style:style style:name="P59" style:parent-style-name="Standard" style:family="paragraph">
      <style:paragraph-properties fo:text-align="justify"/>
    </style:style>
    <style:style style:name="P60" style:parent-style-name="Standard" style:family="paragraph">
      <style:paragraph-properties fo:text-align="justify"/>
      <style:text-properties fo:font-weight="bold" style:font-weight-asian="bold" style:font-weight-complex="bold"/>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font-weight-complex="bold"/>
    </style:style>
    <style:style style:name="P64" style:parent-style-name="Standard" style:family="paragraph">
      <style:paragraph-properties fo:text-align="justify"/>
      <style:text-properties fo:font-weight="bold" style:font-weight-asian="bold" style:font-weight-complex="bold"/>
    </style:style>
    <style:style style:name="P65" style:parent-style-name="Standard" style:family="paragraph">
      <style:paragraph-properties fo:text-align="justify"/>
      <style:text-properties fo:font-weight="bold" style:font-weight-asian="bold" style:font-weight-complex="bold"/>
    </style:style>
    <style:style style:name="P66" style:parent-style-name="Standard" style:family="paragraph">
      <style:paragraph-properties fo:text-align="justify"/>
      <style:text-properties fo:font-weight="bold" style:font-weight-asian="bold" style:font-weight-complex="bold"/>
    </style:style>
    <style:style style:name="P67" style:parent-style-name="Standard" style:family="paragraph">
      <style:paragraph-properties fo:text-align="justify"/>
      <style:text-properties fo:font-weight="bold" style:font-weight-asian="bold" style:font-weight-complex="bold"/>
    </style:style>
    <style:style style:name="P68" style:parent-style-name="Standard" style:family="paragraph">
      <style:paragraph-properties fo:text-align="justify"/>
      <style:text-properties fo:font-weight="bold" style:font-weight-asian="bold" style:font-weight-complex="bold"/>
    </style:style>
    <style:style style:name="P69" style:parent-style-name="Standard" style:family="paragraph">
      <style:paragraph-properties fo:text-align="justify"/>
      <style:text-properties fo:font-weight="bold" style:font-weight-asian="bold" style:font-weight-complex="bold"/>
    </style:style>
    <style:style style:name="P70" style:parent-style-name="Standard" style:family="paragraph">
      <style:paragraph-properties fo:text-align="justify"/>
      <style:text-properties fo:font-weight="bold" style:font-weight-asian="bold" style:font-weight-complex="bold"/>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office:automatic-styles>
  <office:body>
    <office:text text:use-soft-page-breaks="true">
      <text:p text:style-name="P1">Entre crochets sont les embauches inabouties d'études qui seraient intéressantes à mener, ou suggestions de productions relatives aux CDC. Bonne lecture</text:p>
      <text:p text:style-name="P2"/>
      <text:p text:style-name="P3"/>
      <text:p text:style-name="P4">Description générale du<text:s/>projet</text:p>
      <text:p text:style-name="Standard"/>
      <text:p text:style-name="P5">Nous souhaitons réaliser un jeu-vidéo 2D ludique afin d'enseigner les bases de la programmation Arduino.</text:p>
      <text:p text:style-name="P6">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7">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8"/>
      <text:p text:style-name="P9">Le matériel requis (modèle de carte Arduino ainsi que modules) est listé dans un document externe spécifique.</text:p>
      <text:p text:style-name="P10"/>
      <text:p text:style-name="P11">Le produit fini serait alors un<text:s/><text:span text:style-name="T12">pack constitué conjointement du jeu et du matériel concerné</text:span>. Cependant, au vu de l'importance dudit matériel, il est envisageable de livrer une version allégée jouable avec moins de composants puis de proposer différentes extensions.</text:p>
      <text:p text:style-name="P13"/>
      <text:p text:style-name="P14"/>
      <text:p text:style-name="P15">Équipe du projet</text:p>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Fanny Velien</text:p>
          </table:table-cell>
          <table:table-cell table:style-name="TableCell23">
            <text:p text:style-name="P24"/>
          </table:table-cell>
        </table:table-row>
        <table:table-row table:style-name="TableRow25">
          <table:table-cell table:style-name="TableCell26">
            <text:p text:style-name="P27">Adrien Techer</text:p>
          </table:table-cell>
          <table:table-cell table:style-name="TableCell28">
            <text:p text:style-name="P29"/>
          </table:table-cell>
        </table:table-row>
        <table:table-row table:style-name="TableRow30">
          <table:table-cell table:style-name="TableCell31">
            <text:p text:style-name="P32">Jérémy Duval</text:p>
          </table:table-cell>
          <table:table-cell table:style-name="TableCell33">
            <text:p text:style-name="P34"/>
          </table:table-cell>
        </table:table-row>
        <table:table-row table:style-name="TableRow35">
          <table:table-cell table:style-name="TableCell36">
            <text:p text:style-name="P37">Valentin Guevara</text:p>
          </table:table-cell>
          <table:table-cell table:style-name="TableCell38">
            <text:p text:style-name="P39"/>
          </table:table-cell>
        </table:table-row>
      </table:table>
      <text:p text:style-name="P40"/>
      <text:p text:style-name="P41"/>
      <text:p text:style-name="P42">[Étude d'opportunité</text:p>
      <text:p text:style-name="P43"><text:span text:style-name="T44">Environnement général :</text:span><text:s/>IUT Informatique Lyon 1, dans le cadre du projet tuteuré</text:p>
      <text:p text:style-name="P45"><text:span text:style-name="T46">Origine de la demande :<text:s/></text:span>La programmation embarquée « pour tous » (ou presque…) est très en vogue (PIC mais surtout Raspberry Pi et Arduino). Nous pensons que le jeu vidéo peut impacter positivement l'apprentissage, surtout chez les jeunes, en vulgarisant.</text:p>
      <text:p text:style-name="P47"><text:span text:style-name="T48">Objectif du projet :</text:span><text:s/>créer une nouvelle démarche d'apprentissage, rendre accessible le savoir technique à une audience élargie</text:p>
      <text:p text:style-name="P49">….]</text:p>
      <text:p text:style-name="P50"/>
      <text:p text:style-name="P51"/>
      <text:p text:style-name="P52">[Étude de faisabilité</text:p>
      <text:p text:style-name="P53"><text:span text:style-name="T54">Besoins :</text:span><text:s/>Matériels : Carte Arduino + composants (listés), humains : développeur, graphiste, musicien… , technique :</text:p>
      <text:p text:style-name="P55"/>
      <text:p text:style-name="P56">Faire une matrice SWOT ?</text:p>
      <text:p text:style-name="P57">Strengths, weaknesses, opportunities &amp; threats</text:p>
      <text:p text:style-name="P58">]</text:p>
      <text:p text:style-name="P59"/>
      <text:soft-page-break/>
      <text:p text:style-name="P60">[Bête à cornes et diagrammes pieuvres?]</text:p>
      <text:p text:style-name="P61"/>
      <text:p text:style-name="P62"/>
      <text:p text:style-name="P63"/>
      <text:p text:style-name="P64"/>
      <text:p text:style-name="P65"/>
      <text:p text:style-name="P66"/>
      <text:p text:style-name="P67"/>
      <text:p text:style-name="P68">Expressions des besoins</text:p>
      <text:p text:style-name="P69"/>
      <text:p text:style-name="P70"/>
      <text:p text:style-name="P71">FP1 : communiquer avec la carte Arduino.</text:p>
      <text:p text:style-name="P72">C'est l'essence même du projet, il faut assurer une interaction optimale entre l'utilisateur et le périphérique via le jeu. Priorité absolue.</text:p>
      <text:p text:style-name="P73"/>
      <text:p text:style-name="P74">FC1 : maintenir une tension <text:s/>d'alimentation 5V, xxA</text:p>
      <text:p text:style-name="P75"/>
      <text:p text:style-name="P76">FC2 : avoir une<text:s/>prise en main accessible même pour les néophytes (gamer ou non /amateur d'électronique ou non)</text:p>
      <text:p text:style-name="P77">Priorité : moyenne/haute (limite à la vulgaris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nny Velien</meta:initial-creator>
    <dc:creator>Fanny Velien</dc:creator>
    <meta:creation-date>2016-06-07T17:10:00Z</meta:creation-date>
    <dc:date>2016-06-07T17:10:00Z</dc:date>
    <meta:template xlink:href="Normal" xlink:type="simple"/>
    <meta:editing-cycles>2</meta:editing-cycles>
    <meta:editing-duration>PT120S</meta:editing-duration>
    <meta:document-statistic meta:page-count="2" meta:paragraph-count="5" meta:word-count="416" meta:character-count="2705" meta:row-count="19" meta:non-whitespace-character-count="2294"/>
  </office:meta>
</office:document-meta>
</file>